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Folha1" table:style-name="ta1">
        <table:table-column table:style-name="co1" table:default-cell-style-name="Default"/>
        <table:table-row table:style-name="ro1">
          <table:table-cell office:value-type="string" calcext:value-type="string">
            <text:p>Jorge Nunes</text:p>
          </table:table-cell>
        </table:table-row>
      </table:table>
      <table:table table:name="Folha2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100.55" calcext:value-type="float" table:number-columns-spanned="2" table:number-rows-spanned="1">
            <text:p>100,55</text:p>
          </table:table-cell>
          <table:covered-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5]+[.B3]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-00-0000</text:date>, <text:time style:data-style-name="N2" text:time-value="22:08:24.92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7:11:24.372000000</meta:creation-date>
    <meta:generator>LibreOffice/5.2.7.2$Windows_x86 LibreOffice_project/2b7f1e640c46ceb28adf43ee075a6e8b8439ed10</meta:generator>
    <dc:date>2017-11-26T22:09:20.735000000</dc:date>
    <dc:creator>Jorge Nunes</dc:creator>
    <meta:editing-duration>PT1M42S</meta:editing-duration>
    <meta:editing-cycles>2</meta:editing-cycles>
    <meta:document-statistic meta:table-count="2" meta:cell-count="8" meta:object-count="0"/>
  </office:meta>
</office:document-meta>
</file>